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FD00000B5305397B96334684D0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rogyne" svg:font-family="Androgyne" style:font-pitch="variable"/>
    <style:font-face style:name="Androgyne1" svg:font-family="Androgyne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ndrogyne1" fo:font-size="200pt" style:font-size-asian="18pt" style:font-size-complex="18pt"/>
    </style:style>
    <style:style style:name="T1" style:family="text">
      <style:text-properties style:font-name="Androgyne1" fo:font-size="20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59cm" svg:height="27.94cm" draw:transform="rotate (1.5707963267949) translate (0.492cm 21.59cm)">
          <draw:image xlink:href="Pictures/10000000000006FD00000B5305397B96334684D0.jpg" xlink:type="simple" xlink:show="embed" xlink:actuate="onLoad">
            <text:p/>
          </draw:image>
        </draw:frame>
        <draw:frame draw:style-name="gr2" draw:text-style-name="P2" draw:layer="layout" svg:width="20.128cm" svg:height="13.239cm" svg:x="3.906cm" svg:y="4.176cm">
          <draw:text-box>
            <text:p><text:span text:style-name="T1">Optics</text:span></text:p>
            <text:p><text:span text:style-name="T1">Ben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rogyne" svg:font-family="Androgyne" style:font-pitch="variable"/>
    <style:font-face style:name="Androgyne1" svg:font-family="Androgyne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ibaro </meta:initial-creator>
    <meta:creation-date>2016-10-06T21:20:50.005201420</meta:creation-date>
    <dc:date>2016-10-06T21:33:36.263629871</dc:date>
    <dc:creator>Kibaro </dc:creator>
    <meta:editing-duration>PT12M46S</meta:editing-duration>
    <meta:editing-cycles>1</meta:editing-cycles>
    <meta:document-statistic meta:object-count="2"/>
    <meta:generator>LibreOffice/5.0.3.2$Linux_X86_64 LibreOffice_project/00m0$Build-2</meta:generator>
  </office:meta>
</office:document-meta>
</file>